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4c16f" officeooo:paragraph-rsid="0004c16f"/>
    </style:style>
    <style:style style:name="P2" style:family="paragraph" style:parent-style-name="Standard">
      <style:paragraph-properties fo:text-align="start" style:justify-single-word="false"/>
      <style:text-properties style:font-name="Consolas" officeooo:rsid="00067535" officeooo:paragraph-rsid="00067535"/>
    </style:style>
    <style:style style:name="P3" style:family="paragraph" style:parent-style-name="Standard">
      <style:paragraph-properties fo:text-align="start" style:justify-single-word="false"/>
      <style:text-properties style:font-name="Consolas" officeooo:rsid="000987a0" officeooo:paragraph-rsid="000987a0"/>
    </style:style>
    <style:style style:name="P4" style:family="paragraph" style:parent-style-name="Standard">
      <style:paragraph-properties fo:text-align="start" style:justify-single-word="false"/>
      <style:text-properties style:font-name="Consolas" officeooo:rsid="000dfb5d" officeooo:paragraph-rsid="000dfb5d"/>
    </style:style>
    <style:style style:name="P5" style:family="paragraph" style:parent-style-name="Standard" style:list-style-name="L1">
      <style:paragraph-properties fo:text-align="start" style:justify-single-word="false"/>
      <style:text-properties style:font-name="Consolas" officeooo:rsid="00067535" officeooo:paragraph-rsid="00067535"/>
    </style:style>
    <style:style style:name="P6" style:family="paragraph" style:parent-style-name="Standard" style:list-style-name="L1">
      <style:paragraph-properties fo:text-align="start" style:justify-single-word="false"/>
      <style:text-properties style:font-name="Consolas" officeooo:rsid="00067535" officeooo:paragraph-rsid="00076aec"/>
    </style:style>
    <style:style style:name="P7" style:family="paragraph" style:parent-style-name="Standard" style:list-style-name="L1">
      <style:paragraph-properties fo:text-align="start" style:justify-single-word="false"/>
      <style:text-properties style:font-name="Consolas" officeooo:rsid="00076aec" officeooo:paragraph-rsid="00076aec"/>
    </style:style>
    <style:style style:name="P8" style:family="paragraph" style:parent-style-name="Standard" style:list-style-name="L2">
      <style:paragraph-properties fo:text-align="start" style:justify-single-word="false"/>
      <style:text-properties style:font-name="Consolas" officeooo:rsid="00089d37" officeooo:paragraph-rsid="00089d37"/>
    </style:style>
    <style:style style:name="P9" style:family="paragraph" style:parent-style-name="Standard" style:list-style-name="L2">
      <style:paragraph-properties fo:text-align="start" style:justify-single-word="false"/>
      <style:text-properties style:font-name="Consolas" officeooo:rsid="0008c922" officeooo:paragraph-rsid="0008c922"/>
    </style:style>
    <style:style style:name="P10" style:family="paragraph" style:parent-style-name="Standard" style:list-style-name="L3">
      <style:paragraph-properties fo:text-align="start" style:justify-single-word="false"/>
      <style:text-properties style:font-name="Consolas" officeooo:rsid="000aa25c" officeooo:paragraph-rsid="000aa25c"/>
    </style:style>
    <style:style style:name="P11" style:family="paragraph" style:parent-style-name="Standard" style:list-style-name="L3">
      <style:paragraph-properties fo:text-align="start" style:justify-single-word="false"/>
      <style:text-properties style:font-name="Consolas" officeooo:rsid="000bbbe7" officeooo:paragraph-rsid="000bbbe7"/>
    </style:style>
    <style:style style:name="P12" style:family="paragraph" style:parent-style-name="Standard" style:list-style-name="L3">
      <style:paragraph-properties fo:text-align="start" style:justify-single-word="false"/>
      <style:text-properties style:font-name="Consolas" officeooo:rsid="000c0996" officeooo:paragraph-rsid="000c0996"/>
    </style:style>
    <style:style style:name="P13" style:family="paragraph" style:parent-style-name="Standard">
      <style:paragraph-properties fo:text-align="start" style:justify-single-word="false"/>
      <style:text-properties style:font-name="Consolas" officeooo:rsid="000dfb5d" officeooo:paragraph-rsid="000dfb5d"/>
    </style:style>
    <style:style style:name="P14" style:family="paragraph" style:parent-style-name="Standard" style:list-style-name="L4">
      <style:paragraph-properties fo:text-align="start" style:justify-single-word="false"/>
      <style:text-properties style:font-name="Consolas" officeooo:rsid="00121cb1" officeooo:paragraph-rsid="00121cb1"/>
    </style:style>
    <style:style style:name="P15" style:family="paragraph" style:parent-style-name="Standard">
      <style:paragraph-properties fo:text-align="start" style:justify-single-word="false"/>
      <style:text-properties style:font-name="Consolas" officeooo:rsid="00121cb1" officeooo:paragraph-rsid="00121cb1"/>
    </style:style>
    <style:style style:name="P16" style:family="paragraph" style:parent-style-name="Standard">
      <style:paragraph-properties fo:text-align="start" style:justify-single-word="false"/>
      <style:text-properties style:font-name="Consolas" officeooo:rsid="00129447" officeooo:paragraph-rsid="00129447"/>
    </style:style>
    <style:style style:name="P17" style:family="paragraph" style:parent-style-name="Standard" style:list-style-name="L6">
      <style:paragraph-properties fo:text-align="start" style:justify-single-word="false"/>
      <style:text-properties style:font-name="Consolas" officeooo:rsid="00129447" officeooo:paragraph-rsid="00129447"/>
    </style:style>
    <style:style style:name="P18" style:family="paragraph" style:parent-style-name="Standard" style:list-style-name="L1">
      <style:paragraph-properties fo:text-align="start" style:justify-single-word="false"/>
      <style:text-properties officeooo:rsid="00076aec" officeooo:paragraph-rsid="00076aec"/>
    </style:style>
    <style:style style:name="P19" style:family="paragraph" style:parent-style-name="Standard" style:list-style-name="L4">
      <style:paragraph-properties fo:text-align="start" style:justify-single-word="false"/>
      <style:text-properties officeooo:rsid="000f02fa" officeooo:paragraph-rsid="000f02fa"/>
    </style:style>
    <style:style style:name="P20" style:family="paragraph" style:parent-style-name="Standard">
      <style:paragraph-properties fo:text-align="start" style:justify-single-word="false"/>
      <style:text-properties style:font-name="Consolas" fo:font-size="12pt" officeooo:paragraph-rsid="0012abae" style:font-size-asian="12pt" style:font-size-complex="12pt"/>
    </style:style>
    <style:style style:name="P21" style:family="paragraph" style:parent-style-name="Standard">
      <style:paragraph-properties fo:text-align="start" style:justify-single-word="false"/>
      <style:text-properties style:font-name="Consolas" fo:font-size="12pt" officeooo:rsid="00141fa9" officeooo:paragraph-rsid="00141fa9" style:font-size-asian="12pt" style:font-size-complex="12pt"/>
    </style:style>
    <style:style style:name="P22" style:family="paragraph" style:parent-style-name="Standard" style:list-style-name="L9">
      <style:paragraph-properties fo:text-align="start" style:justify-single-word="false"/>
      <style:text-properties style:font-name="Consolas" fo:font-size="12pt" officeooo:rsid="00141fa9" officeooo:paragraph-rsid="00141fa9" style:font-size-asian="12pt" style:font-size-complex="12pt"/>
    </style:style>
    <style:style style:name="P23" style:family="paragraph" style:parent-style-name="Standard" style:list-style-name="L9">
      <style:paragraph-properties fo:text-align="start" style:justify-single-word="false"/>
      <style:text-properties style:font-name="Consolas" fo:font-size="12pt" officeooo:rsid="00156f08" officeooo:paragraph-rsid="00156f08" style:font-size-asian="12pt" style:font-size-complex="12pt"/>
    </style:style>
    <style:style style:name="P24" style:family="paragraph" style:parent-style-name="Standard" style:list-style-name="L9">
      <style:paragraph-properties fo:text-align="start" style:justify-single-word="false"/>
      <style:text-properties style:font-name="Consolas" fo:font-size="12pt" officeooo:rsid="00164e34" officeooo:paragraph-rsid="00164e34" style:font-size-asian="12pt" style:font-size-complex="12pt"/>
    </style:style>
    <style:style style:name="T1" style:family="text">
      <style:text-properties style:font-name="Consolas"/>
    </style:style>
    <style:style style:name="T2" style:family="text">
      <style:text-properties style:font-name="Consolas" officeooo:rsid="00067535"/>
    </style:style>
    <style:style style:name="T3" style:family="text">
      <style:text-properties style:font-name="Consolas" officeooo:rsid="000dfb5d"/>
    </style:style>
    <style:style style:name="T4" style:family="text">
      <style:text-properties officeooo:rsid="0007bb57"/>
    </style:style>
    <style:style style:name="T5" style:family="text">
      <style:text-properties officeooo:rsid="0009e8ce"/>
    </style:style>
    <style:style style:name="T6" style:family="text">
      <style:text-properties officeooo:rsid="00129447"/>
    </style:style>
    <style:style style:name="T7" style:family="text">
      <style:text-properties officeooo:rsid="0012abae"/>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000000" fo:letter-spacing="normal" fo:font-style="normal" fo:font-weight="normal" officeooo:rsid="00129447"/>
    </style:style>
    <style:style style:name="T10" style:family="text">
      <style:text-properties fo:font-variant="normal" fo:text-transform="none" fo:color="#000000" fo:letter-spacing="normal" fo:font-style="normal" fo:font-weight="normal" officeooo:rsid="0012abae"/>
    </style:style>
    <style:style style:name="T11" style:family="text">
      <style:text-properties fo:font-variant="normal" fo:text-transform="none" fo:color="#000000" fo:letter-spacing="normal" fo:font-style="normal" fo:font-weight="normal" officeooo:rsid="00159d35"/>
    </style:style>
    <style:style style:name="T12" style:family="text">
      <style:text-properties style:font-name="Consolas" fo:font-size="12pt" officeooo:rsid="0012abae" style:font-size-asian="12pt" style:font-size-complex="12pt"/>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5</text:p>
      <text:p text:style-name="P1"/>
      <text:p text:style-name="P2">1.</text:p>
      <text:list xml:id="list1077034257" text:style-name="L1">
        <text:list-item>
          <text:p text:style-name="P5">Interrupts</text:p>
        </text:list-item>
        <text:list-item>
          <text:p text:style-name="P6">Direct Memory Access</text:p>
        </text:list-item>
        <text:list-item>
          <text:p text:style-name="P18"><text:span text:style-name="T2">P</text:span><text:span text:style-name="T1">olling</text:span></text:p>
        </text:list-item>
        <text:list-item>
          <text:p text:style-name="P18"><text:span text:style-name="T2">D</text:span><text:span text:style-name="T1">irect Memory Access</text:span></text:p>
        </text:list-item>
        <text:list-item>
          <text:p text:style-name="P7">Polling / <text:span text:style-name="T4">Interrupts</text:span></text:p>
        </text:list-item>
      </text:list>
      <text:p text:style-name="P2"/>
      <text:p text:style-name="P2">2.</text:p>
      <text:list xml:id="list1551017435" text:style-name="L2">
        <text:list-item>
          <text:p text:style-name="P8">Device-independent sofware</text:p>
        </text:list-item>
        <text:list-item>
          <text:p text:style-name="P8">Hardware</text:p>
        </text:list-item>
        <text:list-item>
          <text:p text:style-name="P9">User processes</text:p>
        </text:list-item>
        <text:list-item>
          <text:p text:style-name="P9">Device-independent software</text:p>
        </text:list-item>
        <text:list-item>
          <text:p text:style-name="P9">User processes</text:p>
        </text:list-item>
      </text:list>
      <text:p text:style-name="P3"/>
      <text:p text:style-name="P3">3. Done in <text:span text:style-name="T5">terminal</text:span></text:p>
      <text:list xml:id="list2482002145" text:style-name="L3">
        <text:list-item>
          <text:p text:style-name="P10">Special files for char drivers are identified by a “c” in the first column of the output, before permissions. Block devices appear aswell in /dev, but identified by a “b”.</text:p>
        </text:list-item>
        <text:list-item>
          <text:p text:style-name="P11">Major number identifies the driver associated with the device. The minor number is used only by the driver specified by the major number and is used as an identifier to identify each device that uses that driver.</text:p>
        </text:list-item>
        <text:list-item>
          <text:p text:style-name="P12">Get the file name of the terminal connected to the standard input (stdin) through tty.</text:p>
        </text:list-item>
      </text:list>
      <text:p text:style-name="P4"/>
      <text:p text:style-name="P4">4.</text:p>
      <text:list xml:id="list3303058258" text:style-name="L4">
        <text:list-item>
          <text:p text:style-name="P19"><text:span text:style-name="T3">S</text:span><text:span text:style-name="T1">ee manpages of times and sysconf</text:span></text:p>
        </text:list-item>
        <text:list-item>
          <text:p text:style-name="P14">man 2 time</text:p>
        </text:list-item>
      </text:list>
      <text:p text:style-name="P15"/>
      <text:p text:style-name="P16">8.</text:p>
      <text:list xml:id="list1130847653" text:style-name="L6">
        <text:list-item>
          <text:p text:style-name="P17">Number of tracks per disk: 255</text:p>
          <text:p text:style-name="P17">Number of sectors per track: 63</text:p>
          <text:p text:style-name="P17">Number of cylinders: 60801</text:p>
        </text:list-item>
      </text:list>
      <text:p text:style-name="P16"/>
      <text:p text:style-name="P16"><text:tab/><text:span text:style-name="T7">Total number of sectors: Number of Cylinders * Number of tracks per disk * Number of sectors per track ~ 9,76768 * 10^8</text:span></text:p>
      <text:p text:style-name="P16"/>
      <text:p text:style-name="P16"><text:tab/><text:span text:style-name="T7">Size of sec</text:span><text:span text:style-name="T12">tor: Total memory / Total number of sectors = </text:span></text:p>
      <text:p text:style-name="P20"><text:span text:style-name="T6"><text:tab/><text:tab/>500107862016</text:span><text:span text:style-name="T9"> / 9,76768 * 10^8 </text:span><text:span text:style-name="T10">= 512 bytes</text:span></text:p>
      <text:p text:style-name="P20"><text:span text:style-name="T10"/></text:p>
      <text:p text:style-name="P21"><text:span text:style-name="T8">ii. Yes, since it is vital for the disk geometry to be defined correctly, so that virtual geometry of the disk is pretty much identical to the physical one.</text:span></text:p>
      <text:p text:style-name="P21"><text:span text:style-name="T8"/></text:p>
      <text:p text:style-name="P21"><text:span text:style-name="T8">9.</text:span></text:p>
      <text:list xml:id="list2906782275" text:style-name="L9">
        <text:list-item>
          <text:p text:style-name="P22"><text:span text:style-name="T8">In SSD, the data transfer is random access, while in HDD it’s sequential. Furthermore, SSD has shorter Read / Write times.</text:span></text:p>
        </text:list-item>
        <text:list-item>
          <text:p text:style-name="P23"><text:span text:style-name="T8">SSD is pricier and are a very recent technology when compared to HDDs, that is, HDDs technology is well known and well-tested.</text:span></text:p>
        </text:list-item>
        <text:list-item>
          <text:p text:style-name="P23"><text:soft-page-break/><text:span text:style-name="T8">Flash NAND devices take much more time to modify a disk file, because whenever we write to a block that already has data, that data will become invalid data (Stale) and in order to write on those pages again, all the good pages that we wish to mantain are read and written to a new block, then the old block is erased. Only after these operations the initial block will be available for another writing. </text:span><text:span text:style-name="T11">On the contrary, if we only need to append data to the file, we do not need to go through this process of elimination of an invalid block.</text:span></text:p>
        </text:list-item>
        <text:list-item>
          <text:p text:style-name="P24"><text:span text:style-name="T11">R</text:span><text:span text:style-name="T8">andom reads are unpredictable, since the controller does not know when the amount of space that needs to be allocated for those same reads. On the other hand, random writes can be buffered, queued and written out sequentially in an efficient manner.</text:span></text:p>
        </text:list-item>
      </text:list>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1T09:52:31.959142777</meta:creation-date>
    <meta:generator>LibreOffice/6.4.7.2$Linux_X86_64 LibreOffice_project/40$Build-2</meta:generator>
    <dc:date>2021-04-28T18:22:24.130193899</dc:date>
    <meta:editing-duration>PT2H34M11S</meta:editing-duration>
    <meta:editing-cycles>18</meta:editing-cycles>
    <meta:document-statistic meta:table-count="0" meta:image-count="0" meta:object-count="0" meta:page-count="2" meta:paragraph-count="33" meta:word-count="416" meta:character-count="2263" meta:non-whitespace-character-count="1895"/>
  </office:meta>
</office:document-meta>
</file>